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5775" officeooo:paragraph-rsid="000c5775"/>
    </style:style>
    <style:style style:name="P2" style:family="paragraph" style:parent-style-name="Standard" style:list-style-name="L1">
      <style:text-properties officeooo:rsid="000c5775" officeooo:paragraph-rsid="000c5775"/>
    </style:style>
    <style:style style:name="P3" style:family="paragraph" style:parent-style-name="Standard">
      <style:text-properties officeooo:rsid="000c5775" officeooo:paragraph-rsid="000c5775"/>
    </style:style>
    <style:style style:name="P4" style:family="paragraph" style:parent-style-name="Standard" style:list-style-name="L1">
      <style:text-properties officeooo:rsid="000c6829" officeooo:paragraph-rsid="000c6829"/>
    </style:style>
    <style:style style:name="P5" style:family="paragraph" style:parent-style-name="Standard" style:list-style-name="L1">
      <style:text-properties officeooo:rsid="001205ef" officeooo:paragraph-rsid="001205ef"/>
    </style:style>
    <style:style style:name="P6" style:family="paragraph" style:parent-style-name="Standard" style:list-style-name="L1">
      <style:text-properties officeooo:rsid="00150a5c" officeooo:paragraph-rsid="00150a5c"/>
    </style:style>
    <style:style style:name="P7" style:family="paragraph" style:parent-style-name="Standard" style:list-style-name="L1">
      <style:text-properties officeooo:rsid="001074c8" officeooo:paragraph-rsid="001074c8"/>
    </style:style>
    <style:style style:name="P8" style:family="paragraph" style:parent-style-name="Standard" style:list-style-name="L1">
      <style:text-properties officeooo:rsid="0013f313" officeooo:paragraph-rsid="001440f3"/>
    </style:style>
    <style:style style:name="P9" style:family="paragraph" style:parent-style-name="Standard" style:list-style-name="L2">
      <style:text-properties officeooo:rsid="001bb8cb" officeooo:paragraph-rsid="001bb8cb"/>
    </style:style>
    <style:style style:name="P10" style:family="paragraph" style:parent-style-name="Standard" style:list-style-name="L2">
      <style:text-properties officeooo:rsid="001dd879" officeooo:paragraph-rsid="001dd879"/>
    </style:style>
    <style:style style:name="P11" style:family="paragraph" style:parent-style-name="Standard" style:list-style-name="L2">
      <style:text-properties officeooo:rsid="001ed737" officeooo:paragraph-rsid="001ed737"/>
    </style:style>
    <style:style style:name="P12" style:family="paragraph" style:parent-style-name="Standard" style:list-style-name="L2">
      <style:text-properties officeooo:rsid="002021e3" officeooo:paragraph-rsid="002021e3"/>
    </style:style>
    <style:style style:name="P13" style:family="paragraph" style:parent-style-name="Standard" style:list-style-name="L2">
      <style:text-properties fo:font-weight="bold" officeooo:rsid="00221814" officeooo:paragraph-rsid="00221814" style:font-weight-asian="bold" style:font-weight-complex="bold"/>
    </style:style>
    <style:style style:name="P14" style:family="paragraph" style:parent-style-name="Standard" style:list-style-name="L2">
      <style:text-properties fo:font-weight="normal" officeooo:rsid="00221814" officeooo:paragraph-rsid="00221814" style:font-weight-asian="normal" style:font-weight-complex="normal"/>
    </style:style>
    <style:style style:name="P15" style:family="paragraph" style:parent-style-name="Standard" style:list-style-name="L2">
      <style:text-properties fo:font-weight="normal" officeooo:rsid="00227284" officeooo:paragraph-rsid="00227284" style:font-weight-asian="normal" style:font-weight-complex="normal"/>
    </style:style>
    <style:style style:name="P16" style:family="paragraph" style:parent-style-name="Standard" style:list-style-name="L2">
      <style:text-properties fo:font-weight="normal" officeooo:rsid="00230e05" officeooo:paragraph-rsid="00230e05" style:font-weight-asian="normal" style:font-weight-complex="normal"/>
    </style:style>
    <style:style style:name="P17" style:family="paragraph" style:parent-style-name="Standard" style:list-style-name="L2">
      <style:text-properties fo:font-weight="normal" officeooo:rsid="0024468a" officeooo:paragraph-rsid="0024468a" style:font-weight-asian="normal" style:font-weight-complex="normal"/>
    </style:style>
    <style:style style:name="P18" style:family="paragraph" style:parent-style-name="Standard">
      <style:paragraph-properties fo:break-before="page"/>
      <style:text-properties officeooo:rsid="001bb8cb" officeooo:paragraph-rsid="001bb8cb"/>
    </style:style>
    <style:style style:name="T1" style:family="text">
      <style:text-properties officeooo:rsid="000d3781"/>
    </style:style>
    <style:style style:name="T2" style:family="text">
      <style:text-properties officeooo:rsid="001074c8"/>
    </style:style>
    <style:style style:name="T3" style:family="text">
      <style:text-properties officeooo:rsid="001440f3"/>
    </style:style>
    <style:style style:name="T4" style:family="text">
      <style:text-properties officeooo:rsid="0019fbb7"/>
    </style:style>
    <style:style style:name="T5" style:family="text">
      <style:text-properties officeooo:rsid="001c1214"/>
    </style:style>
    <style:style style:name="T6" style:family="text">
      <style:text-properties officeooo:rsid="0022181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ted Research – <text:span text:style-name="T4">work related to predicting personality</text:span></text:p>
      <text:p text:style-name="P1">Thesis Work</text:p>
      <text:p text:style-name="P1"/>
      <text:p text:style-name="P1">Other approaches to NLP and Personality:</text:p>
      <text:list xml:id="list7463682960970829129" text:style-name="L1">
        <text:list-item>
          <text:p text:style-name="P2">Understanding personality through <text:span text:style-name="T1">number of friends, etc.</text:span></text:p>
          <text:list>
            <text:list-item>
              <text:p text:style-name="P4">“Our Twitter Profiles, Ourselves”</text:p>
            </text:list-item>
            <text:list-item>
              <text:p text:style-name="P4"><text:a xlink:type="simple" xlink:href="https://www.researchgate.net/profile/Jon_Crowcroft/publication/220876237_Our_Twitter_Profiles_Our_Selves_Predicting_Personality_with_Twitter/links/004635141d78d11715000000.pdf">h</text:a><text:a xlink:type="simple" xlink:href="https://www.researchgate.net/profile/Jon_Crowcroft/publication/220876237_Our_Twitter_Profiles_Our_Selves_Predicting_Personality_with_Twitter/links/004635141d78d11715000000.pdf">ttps://www.researchgate.net/profile/Jon_Crowcroft/publication/220876237_Our_Twitter_Profiles_Our_Selves_Predicting_Personality_with_Twitter/links/004635141d78d11715000000.pdf</text:a></text:p>
            </text:list-item>
          </text:list>
        </text:list-item>
        <text:list-item>
          <text:p text:style-name="P4">Understanding personality through <text:span text:style-name="T1">profile information</text:span></text:p>
          <text:list>
            <text:list-item>
              <text:p text:style-name="P4">“<text:span text:style-name="T1">Predicting Personality from Twitter”</text:span></text:p>
              <text:list>
                <text:list-item>
                  <text:p text:style-name="P4"><text:a xlink:type="simple" xlink:href="http://ieeexplore.ieee.org/stamp/stamp.jsp?tp=&amp;arnumber=6113107">http://ieeexplore.ieee.org/stamp/stamp.jsp?tp=&amp;arnumber=6113107</text:a></text:p>
                </text:list-item>
              </text:list>
            </text:list-item>
            <text:list-item>
              <text:p text:style-name="P5"><text:span text:style-name="T3">OTHER THINGS TO LOOK AT: </text:span>These references supposedly contain <text:span text:style-name="T2">linguistic features being used to predict personality traits.</text:span></text:p>
              <text:list>
                <text:list-item>
                  <text:p text:style-name="P6">LOOK AT BASICALLY ALL OF THE REFERENCES HERE. APPARENTLY THERE EXISTS AN ENTIRE BRANCH OF PSYCHOLINGUISTIC RESEARCH I AM UNAWARE OF.</text:p>
                </text:list-item>
                <text:list-item>
                  <text:p text:style-name="P7">26</text:p>
                </text:list-item>
                <text:list-item>
                  <text:p text:style-name="P5">35: linguistic inquiry and word count <text:span text:style-name="T3">tool. </text:span></text:p>
                  <text:list>
                    <text:list-item>
                      <text:p text:style-name="P6">Contains hundreds of different features relating to the linguistic characteristics of people's tweets (and uses each of these features to predict different elements of the “big five” personality scale).</text:p>
                    </text:list-item>
                  </text:list>
                </text:list-item>
                <text:list-item>
                  <text:p text:style-name="P8">1: word-by-word sentiment scores in an annotated dictionary.</text:p>
                </text:list-item>
                <text:list-item>
                  <text:p text:style-name="P8"><text:span text:style-name="T3">MRC Psycholinguistic Database – a list of over 150,000 words with linguistic and psycholinguistic features of each word.</text:span><text:line-break/></text:p>
                </text:list-item>
              </text:list>
            </text:list-item>
          </text:list>
        </text:list-item>
        <text:list-item>
          <text:p text:style-name="P4">Understanding personality through <text:span text:style-name="T1">choices of facebook friends</text:span></text:p>
          <text:list>
            <text:list-item>
              <text:p text:style-name="P4">“<text:span text:style-name="T1">Emerging Late Adolescent Friendship networks and the Big Five Personality Traits: Their Connections with Each other and with Romantic Outcomes”<text:line-break/></text:span></text:p>
            </text:list-item>
          </text:list>
        </text:list-item>
        <text:list-item>
          <text:p text:style-name="P6">linguistic styles: language use as an individual difference</text:p>
          <text:list>
            <text:list-item>
              <text:p text:style-name="P6"><text:a xlink:type="simple" xlink:href="http://homepage.psy.utexas.edu/homepage/Class/Psy394V/Pennebaker/Reprints/PKing1999.pdf">http://homepage.psy.utexas.edu/homepage/Class/Psy394V/Pennebaker/Reprints/PKing1999.pdf</text:a></text:p>
            </text:list-item>
            <text:list-item>
              <text:p text:style-name="P6">looks at daily diaries of substance abuse patients, school writing samples, etc. Analysis of 15 different language dimensions yielded 4 factors that replicated across written samples from 400 other students (?)</text:p>
              <text:list>
                <text:list-item>
                  <text:p text:style-name="P6">linguistic profiles from writing samples were compared with personality tests (to see if there was a correlation, perhaps)</text:p>
                </text:list-item>
              </text:list>
            </text:list-item>
            <text:list-item>
              <text:p text:style-name="P6"/>
            </text:list-item>
          </text:list>
        </text:list-item>
      </text:list>
      <text:p text:style-name="P1"/>
      <text:p text:style-name="P1">Other approaches involving Sentiment Analysis applied to other things:</text:p>
      <text:p text:style-name="P1"/>
      <text:p text:style-name="P1">Other things people have done with large datasets of letters?</text:p>
      <text:p text:style-name="P1"/>
      <text:p text:style-name="P18">Notes: Predicting Personality from Twitter</text:p>
      <text:list xml:id="list8372700588410017016" text:style-name="L2">
        <text:list-item>
          <text:p text:style-name="P9">applications of predicting personality</text:p>
          <text:list>
            <text:list-item>
              <text:p text:style-name="P9">is known to be useful in predicting job satisfaction, <text:span text:style-name="T5">job performance, psychological disorders,</text:span> professional and romantic relationship success, etc.</text:p>
            </text:list-item>
            <text:list-item>
              <text:p text:style-name="P9">can be used to personalize interfaces</text:p>
            </text:list-item>
            <text:list-item>
              <text:p text:style-name="P9">can be used to match people who are compatible</text:p>
            </text:list-item>
            <text:list-item>
              <text:p text:style-name="P9">etc.</text:p>
            </text:list-item>
          </text:list>
        </text:list-item>
        <text:list-item>
          <text:p text:style-name="P10">experiment design</text:p>
          <text:list>
            <text:list-item>
              <text:p text:style-name="P10">asked internet users to submit 200 of their latest tweets, and to fill out the “big five” personality test.</text:p>
            </text:list-item>
            <text:list-item>
              <text:p text:style-name="P11">Data collected for tweets</text:p>
              <text:list>
                <text:list-item>
                  <text:p text:style-name="P11">number of “@mentions”</text:p>
                </text:list-item>
                <text:list-item>
                  <text:p text:style-name="P11">number of “#”</text:p>
                </text:list-item>
                <text:list-item>
                  <text:p text:style-name="P11">number of replies</text:p>
                </text:list-item>
                <text:list-item>
                  <text:p text:style-name="P11">words per tweet<text:line-break/></text:p>
                </text:list-item>
              </text:list>
            </text:list-item>
          </text:list>
        </text:list-item>
        <text:list-item>
          <text:p text:style-name="P12">Linguistic Inquiry and Word Count <text:span text:style-name="T6">(LIWC)</text:span></text:p>
          <text:list>
            <text:list-item>
              <text:p text:style-name="P12">a tool that collects several features from text and uses them to predict a person's personality</text:p>
            </text:list-item>
            <text:list-item>
              <text:p text:style-name="P13">may want to read this paper. Contains some interesting discussions of different types of psychological phenomena</text:p>
              <text:list>
                <text:list-item>
                  <text:p text:style-name="P14">For example, this test reveals the occurrence of certain psychological features, and discusses the ways to find them</text:p>
                  <text:list>
                    <text:list-item>
                      <text:p text:style-name="P14">psychological processes: emotional, cognitive, sensory, and social processes.</text:p>
                    </text:list-item>
                    <text:list-item>
                      <text:p text:style-name="P14">Relativity: words about time, the past &amp; the future</text:p>
                    </text:list-item>
                    <text:list-item>
                      <text:p text:style-name="P14">personal concerns: occupation, financial issues, and health</text:p>
                    </text:list-item>
                    <text:list-item>
                      <text:p text:style-name="P14">standard counts:</text:p>
                      <text:list>
                        <text:list-item>
                          <text:p text:style-name="P14">words longer than six letters</text:p>
                        </text:list-item>
                        <text:list-item>
                          <text:p text:style-name="P14">words per sentence.</text:p>
                        </text:list-item>
                      </text:list>
                    </text:list-item>
                    <text:list-item>
                      <text:p text:style-name="P14">other dimensions</text:p>
                      <text:list>
                        <text:list-item>
                          <text:p text:style-name="P14">punctuation types, swear words.</text:p>
                        </text:list-item>
                      </text:list>
                    </text:list-item>
                  </text:list>
                </text:list-item>
                <text:list-item>
                  <text:p text:style-name="P14">May also want to read more psychological papers in this area to understand what features I can extract.<text:line-break/></text:p>
                </text:list-item>
              </text:list>
            </text:list-item>
          </text:list>
        </text:list-item>
        <text:list-item>
          <text:p text:style-name="P15">MRC psycholinguistic database</text:p>
          <text:list>
            <text:list-item>
              <text:p text:style-name="P15">a list of over 150,000 words with linguistic and psycholinguistic features of each word.</text:p>
            </text:list-item>
            <text:list-item>
              <text:p text:style-name="P15">Features include:</text:p>
              <text:list>
                <text:list-item>
                  <text:p text:style-name="P15">Kucera-Francis written frequency</text:p>
                </text:list-item>
                <text:list-item>
                  <text:p text:style-name="P15">number of categories</text:p>
                </text:list-item>
                <text:list-item>
                  <text:p text:style-name="P15">Brown verbal frequency</text:p>
                </text:list-item>
                <text:list-item>
                  <text:p text:style-name="P15">number of letters, phonemes, and symbols</text:p>
                </text:list-item>
                <text:list-item>
                  <text:p text:style-name="P15">etc.<text:line-break/></text:p>
                </text:list-item>
              </text:list>
            </text:list-item>
          </text:list>
        </text:list-item>
        <text:list-item>
          <text:p text:style-name="P16">General Inquirer Dataset</text:p>
          <text:list>
            <text:list-item>
              <text:p text:style-name="P16">provides a hand annotated dictionary assigning words a sentiment from -1 to +1.</text:p>
            </text:list-item>
            <text:list-item>
              <text:p text:style-name="P16"><text:a xlink:type="simple" xlink:href="http://www.wjh.harvard.edu/~inquirer/homecat.htm">http://www.wjh.harvard.edu/~inquirer/homecat.htm</text:a></text:p>
            </text:list-item>
            <text:list-item>
              <text:p text:style-name="P16">This is really useful; I should really be trying to use it to beef up my own sentiment <text:soft-page-break/>analysis.</text:p>
            </text:list-item>
            <text:list-item>
              <text:p text:style-name="P17">Cite this website and read papers by “Osgood” &amp; others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0T19:45:20.213474393</meta:creation-date>
    <dc:date>2015-12-31T11:04:32.104424287</dc:date>
    <meta:editing-duration>P2DT23H24M12S</meta:editing-duration>
    <meta:editing-cycles>15</meta:editing-cycles>
    <meta:generator>LibreOffice/4.2.8.2$Linux_X86_64 LibreOffice_project/420m0$Build-2</meta:generator>
    <meta:document-statistic meta:table-count="0" meta:image-count="0" meta:object-count="0" meta:page-count="3" meta:paragraph-count="64" meta:word-count="575" meta:character-count="3933" meta:non-whitespace-character-count="3471"/>
  </office:meta>
</office:document-meta>
</file>